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0000002150000015003D46FDE23DC15E4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756cm" fo:margin-left="-0.51cm" fo:margin-top="0cm" fo:margin-bottom="0cm" table:align="left"/>
    </style:style>
    <style:style style:name="Table1.A" style:family="table-column">
      <style:table-column-properties style:column-width="4.339cm"/>
    </style:style>
    <style:style style:name="Table1.B" style:family="table-column">
      <style:table-column-properties style:column-width="1.335cm"/>
    </style:style>
    <style:style style:name="Table1.D" style:family="table-column">
      <style:table-column-properties style:column-width="1.337cm"/>
    </style:style>
    <style:style style:name="Table1.G" style:family="table-column">
      <style:table-column-properties style:column-width="8.7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D1" style:family="table-cell">
      <style:table-cell-properties fo:padding-left="0.199cm" fo:padding-right="0.191cm" fo:padding-top="0cm" fo:padding-bottom="0cm" fo:border="0.5pt solid #000000"/>
    </style:style>
    <style:style style:name="Table1.E1" style:family="table-cell">
      <style:table-cell-properties fo:padding-left="0.199cm" fo:padding-right="0.191cm" fo:padding-top="0cm" fo:padding-bottom="0cm" fo:border="0.5pt solid #000000"/>
    </style:style>
    <style:style style:name="Table1.F1" style:family="table-cell">
      <style:table-cell-properties fo:padding-left="0.199cm" fo:padding-right="0.191cm" fo:padding-top="0cm" fo:padding-bottom="0cm" fo:border="0.5pt solid #000000"/>
    </style:style>
    <style:style style:name="Table1.4" style:family="table-row">
      <style:table-row-properties style:min-row-height="1.623cm" fo:keep-together="auto"/>
    </style:style>
    <style:style style:name="Table1.5" style:family="table-row">
      <style:table-row-properties style:min-row-height="1.693cm" fo:keep-together="auto"/>
    </style:style>
    <style:style style:name="Table1.21" style:family="table-row">
      <style:table-row-properties style:min-row-height="1.729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2" style:font-size-asian="14pt" style:font-style-asian="normal" style:font-weight-asian="normal" style:font-name-complex="Calibri2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2" style:font-size-asian="14pt" style:font-style-asian="normal" style:font-weight-asian="normal" style:font-name-complex="Calibri2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2" style:font-size-asian="14pt" style:font-style-asian="normal" style:font-weight-asian="bold" style:font-name-complex="Calibri2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2" style:font-size-asian="14pt" style:font-style-asian="normal" style:font-weight-asian="bold" style:font-name-complex="Calibri2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808080" style:text-line-through-style="none" style:text-line-through-type="none" style:text-position="0% 100%" style:font-name="Calibri" fo:font-size="7.5pt" fo:font-style="normal" style:text-underline-style="none" fo:font-weight="normal" style:font-name-asian="Calibri2" style:font-size-asian="7.5pt" style:font-style-asian="normal" style:font-weight-asian="normal" style:font-name-complex="Calibri2" style:font-size-complex="7.5pt"/>
    </style:style>
    <style:style style:name="P10" style:family="paragraph" style:parent-style-name="Standard">
      <style:paragraph-properties fo:margin-top="0.053cm" fo:margin-bottom="0.053cm" loext:contextual-spacing="false" fo:line-height="100%" fo:text-align="start" style:justify-single-word="fals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1" style:family="paragraph" style:parent-style-name="Standard">
      <style:paragraph-properties fo:margin-top="0.053cm" fo:margin-bottom="0.053cm" loext:contextual-spacing="false" fo:line-height="100%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.053cm" fo:margin-bottom="0.053cm" loext:contextual-spacing="false" fo:line-height="100%"/>
      <style:text-properties style:text-position="0% 100%" style:font-name="Times New Roman" fo:font-size="12pt" officeooo:rsid="0011bfa8" officeooo:paragraph-rsid="0011bfa8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.053cm" fo:margin-bottom="0.053cm" loext:contextual-spacing="false" fo:line-height="100%"/>
      <style:text-properties style:text-position="0% 100%" style:font-name="Times New Roman" fo:font-size="12pt" officeooo:rsid="00163f3a" officeooo:paragraph-rsid="00163f3a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053cm" fo:margin-bottom="0.053cm" loext:contextual-spacing="false" fo:line-height="100%" fo:text-align="center" style:justify-single-word="false"/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.053cm" fo:margin-bottom="0.053cm" loext:contextual-spacing="false" fo:line-height="100%" fo:text-align="start" style:justify-single-word="false"/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17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</style:style>
    <style:style style:name="P18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19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11bfa8" style:font-name-asian="Calibri2" style:font-size-asian="11pt" style:font-style-asian="normal" style:font-weight-asian="normal" style:font-name-complex="Calibri2" style:font-size-complex="11pt"/>
    </style:style>
    <style:style style:name="P20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3f3a1" officeooo:paragraph-rsid="0013f3a1" style:font-name-asian="Calibri2" style:font-size-asian="11pt" style:font-style-asian="normal" style:font-weight-asian="normal" style:font-name-complex="Calibri2" style:font-size-complex="11pt"/>
    </style:style>
    <style:style style:name="P21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4699b" officeooo:paragraph-rsid="0014699b" style:font-name-asian="Calibri2" style:font-size-asian="11pt" style:font-style-asian="normal" style:font-weight-asian="normal" style:font-name-complex="Calibri2" style:font-size-complex="11pt"/>
    </style:style>
    <style:style style:name="P22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23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officeooo:paragraph-rsid="0011bfa8" style:font-name-asian="Calibri2" style:font-size-asian="11pt" style:font-style-asian="normal" style:font-weight-asian="bold" style:font-name-complex="Calibri2" style:font-size-complex="11pt"/>
    </style:style>
    <style:style style:name="P24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officeooo:rsid="0011bfa8" officeooo:paragraph-rsid="0011bfa8"/>
    </style:style>
    <style:style style:name="P25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orphans="2" fo:widows="2" fo:text-indent="-1.27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1bfa8" officeooo:paragraph-rsid="0011bfa8" style:font-name-asian="Calibri2" style:font-size-asian="11pt" style:font-style-asian="normal" style:font-weight-asian="normal" style:font-name-complex="Calibri2" style:font-size-complex="11pt" style:font-weight-complex="normal"/>
    </style:style>
    <style:style style:name="P26" style:family="paragraph" style:parent-style-name="Standard">
      <style:paragraph-properties fo:margin-left="-0.25cm" fo:margin-right="0cm" fo:text-align="start" style:justify-single-word="false" fo:text-indent="0cm" style:auto-text-indent="false"/>
      <style:text-properties style:text-position="0% 100%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-0.169cm" fo:margin-right="0cm" fo:margin-top="0.053cm" fo:margin-bottom="0.053cm" loext:contextual-spacing="false" fo:line-height="100%" fo:text-align="center" style:justify-single-word="false" fo:text-indent="0cm" style:auto-text-indent="false"/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2" style:font-size-asian="14pt" style:font-style-asian="normal" style:font-weight-asian="bold" style:font-name-complex="Calibri2" style:font-size-complex="14pt"/>
    </style:style>
    <style:style style:name="P29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orphans="2" fo:widows="2" fo:text-indent="-1.27cm" style:auto-text-indent="false" fo:padding="0cm" fo:border="none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71a28"/>
    </style:style>
    <style:style style:name="P30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orphans="2" fo:widows="2" fo:text-indent="-1.27cm" style:auto-text-indent="false" fo:padding="0cm" fo:border="none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71a28" officeooo:paragraph-rsid="00171a28"/>
    </style:style>
    <style:style style:name="P31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orphans="2" fo:widows="2" fo:text-indent="-1.27cm" style:auto-text-indent="false" fo:padding="0cm" fo:border="none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71a28" officeooo:paragraph-rsid="00171a28" style:font-weight-asian="normal" style:font-weight-complex="normal"/>
    </style:style>
    <style:style style:name="P32" style:family="paragraph" style:parent-style-name="Standard">
      <style:paragraph-properties fo:margin-left="0.63cm" fo:margin-right="0cm" fo:margin-top="0cm" fo:margin-bottom="0cm" loext:contextual-spacing="false" fo:line-height="15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71a28"/>
    </style:style>
    <style:style style:name="T1" style:family="text">
      <style:text-properties fo:font-variant="small-caps" fo:color="#f07f09" style:text-line-through-style="none" style:text-line-through-type="none" style:text-position="0% 100%" style:font-name="Calibri" fo:font-size="7.5pt" fo:font-style="normal" style:text-underline-style="solid" style:text-underline-width="auto" style:text-underline-color="font-color" fo:font-weight="normal" style:font-name-asian="Calibri2" style:font-size-asian="7.5pt" style:font-style-asian="normal" style:font-weight-asian="normal" style:font-name-complex="Calibri2" style:font-size-complex="7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2" style:font-size-asian="12pt" style:font-style-asian="normal" style:font-weight-asian="bold" style:font-name-complex="Calibri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bold" style:font-name-asian="Calibri2" style:font-size-asian="12pt" style:font-style-asian="normal" style:font-weight-asian="bold" style:font-name-complex="Calibri2" style:font-size-complex="12pt"/>
    </style:style>
    <style:style style:name="T4" style:family="text">
      <style:text-properties officeooo:rsid="0011bfa8"/>
    </style:style>
    <style:style style:name="T5" style:family="text">
      <style:text-properties officeooo:rsid="0011fed6"/>
    </style:style>
    <style:style style:name="T6" style:family="text">
      <style:text-properties style:font-name="Calibri1" fo:font-weight="bold" style:text-blinking="false" fo:background-color="transparent" loext:char-shading-value="0"/>
    </style:style>
    <style:style style:name="T7" style:family="text">
      <style:text-properties style:font-name="Calibri1" style:text-blinking="false" fo:background-color="transparent" loext:char-shading-value="0"/>
    </style:style>
    <style:style style:name="T8" style:family="text">
      <style:text-properties style:text-position="0% 100%" style:font-name-asian="Calibri2" style:font-size-asian="11pt" style:font-style-asian="normal" style:font-weight-asian="normal" style:font-name-complex="Calibri2" style:font-size-complex="11pt"/>
    </style:style>
    <style:style style:name="T9" style:family="text">
      <style:text-properties style:text-position="0% 100%" officeooo:rsid="0011bfa8" style:font-name-asian="Calibri2" style:font-size-asian="11pt" style:font-style-asian="normal" style:font-weight-asian="normal" style:font-name-complex="Calibri2" style:font-size-complex="11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Nome: <text:span text:style-name="T4">Kenedy</text:span><text:tab/><text:tab/><text:tab/></text:p>
      <text:p text:style-name="P5">Data:<text:tab/> <text:span text:style-name="T4">14/03/2019</text:span><text:tab/><text:tab/><text:tab/></text:p>
      <text:p text:style-name="P3"/>
      <text:p text:style-name="P4"/>
      <text:p text:style-name="P6">Supero Tecnologia com Inteligência</text:p>
      <text:p text:style-name="P6">Prova técnica Python - Auto avaliação<text:line-break/></text:p>
      <text:p text:style-name="P26">1 – Qual a nota você se avaliaria (marque com “X” de 1 a 5) para os seguintes conceitos:<text:line-break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27">1</text:p>
          </table:table-cell>
          <table:table-cell table:style-name="Table1.C1" office:value-type="string">
            <text:p text:style-name="P14">2</text:p>
          </table:table-cell>
          <table:table-cell table:style-name="Table1.D1" office:value-type="string">
            <text:p text:style-name="P14">3</text:p>
          </table:table-cell>
          <table:table-cell table:style-name="Table1.E1" office:value-type="string">
            <text:p text:style-name="P14">4</text:p>
          </table:table-cell>
          <table:table-cell table:style-name="Table1.F1" office:value-type="string">
            <text:p text:style-name="P14">5</text:p>
          </table:table-cell>
          <table:table-cell table:style-name="Table1.A1" office:value-type="string">
            <text:p text:style-name="P14">Explique brevemente</text:p>
          </table:table-cell>
        </table:table-row>
        <table:table-row table:style-name="Table1.1">
          <table:table-cell table:style-name="Table1.A1" office:value-type="string">
            <text:p text:style-name="P15">Python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span text:style-name="T4">Inicio ao deploy</text:span></text:p>
          </table:table-cell>
        </table:table-row>
        <table:table-row table:style-name="Table1.1">
          <table:table-cell table:style-name="Table1.A1" office:value-type="string">
            <text:p text:style-name="P15">Orientação a objetos</text:p>
            <text:p text:style-name="P10"/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/text:p>
          </table:table-cell>
        </table:table-row>
        <table:table-row table:style-name="Table1.4">
          <table:table-cell table:style-name="Table1.A1" office:value-type="string">
            <text:p text:style-name="P15">Design Patterns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5">
          <table:table-cell table:style-name="Table1.A1" office:value-type="string">
            <text:p text:style-name="P15">Flask</text:p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5">HTML5</text:p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CSS</text:p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Javascript</text:p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Javascript (Angular, jQuery, outros frameworks e bibliotecas)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5">TypeScript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5">Node.js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5">Gulp e Bower<text:line-break/>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Oracle (básico)<text:line-break/>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Oracle (consultas <text:line-break/>complexas, ex: <text:soft-page-break/>subquery, joins, union, performance)<text:span text:style-name="T4">x</text:span><text:line-break/>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5">FTP, SSH e Linux de maneira geral<text:line-break/>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Git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Versões do Python<text:line-break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Debug<text:line-break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15">Segurança<text:line-break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text:line-break/></text:p>
          </table:table-cell>
        </table:table-row>
        <table:table-row table:style-name="Table1.5">
          <table:table-cell table:style-name="Table1.A1" office:value-type="string">
            <text:p text:style-name="P15">Scrum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21">
          <table:table-cell table:style-name="Table1.A1" office:value-type="string">
            <text:p text:style-name="P15">TDD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5">Documentação de código e de projeto<text:line-break/>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<text:line-break/><text:line-break/><text:line-break/></text:p>
          </table:table-cell>
        </table:table-row>
      </table:table>
      <text:p text:style-name="P16"/>
      <text:p text:style-name="P17"><text:span text:style-name="T2">2 – Responda e </text:span><text:span text:style-name="T3">justifique</text:span><text:span text:style-name="T2"> as seguintes questões:</text:span></text:p>
      <text:p text:style-name="P18"/>
      <text:p text:style-name="P22">IDE preferida. Cite exemplos. <text:s/></text:p>
      <text:p text:style-name="P18"><text:span text:style-name="T4">sublime text</text:span><text:line-break/></text:p>
      <text:p text:style-name="P22">Framework de frontend preferido. Cite exemplos. <text:s/></text:p>
      <text:p text:style-name="P25">Templates prontos</text:p>
      <text:p text:style-name="P19"><text:soft-page-break/>________________________________________________________________________________________________________________________________________________________________________________________<text:line-break/></text:p>
      <text:p text:style-name="P23">Framework de backend preferido. Cite exemplos. <text:s/></text:p>
      <text:p text:style-name="P24">Django framework, <text:span text:style-name="T5">Django Rest Framework</text:span></text:p>
      <text:p text:style-name="P22">Contribui com a comunidade. Cite exemplos. <text:s/></text:p>
      <text:p text:style-name="P32"><text:span text:style-name="T9">Não</text:span></text:p>
      <text:p text:style-name="P29"><text:span text:style-name="T9"/></text:p>
      <text:p text:style-name="P29"><text:bookmark text:name="docs-internal-guid-8ba7da32-7fff-6ee1-c96c-75999ebceb6a"/><text:span text:style-name="T6">Sistema operacional preferido. Cite exemplos.  </text:span></text:p>
      <text:p text:style-name="P31"><text:span text:style-name="T7">Linux Ubuntu</text:span></text:p>
      <text:p text:style-name="P30"><text:span text:style-name="T6"/></text:p>
      <text:p text:style-name="P22">Outras tecnologias que conhece, desenvolve e/ou está aprendendo. Cite exemplos. <text:s/></text:p>
      <text:p text:style-name="P18">________________________________________________________________________________________________________________________________________________________________________________________<text:line-break/></text:p>
      <text:p text:style-name="P22">Como busca conhecimento e atualização. Cite exemplos. <text:s/></text:p>
      <text:p text:style-name="P20">Internet, grupos no telegran, estudos todos os dias</text:p>
      <text:p text:style-name="P18"/>
      <text:p text:style-name="P22">Quais foram os principais livros técnicos que você leu? </text:p>
      <text:p text:style-name="P21">Introdução á programação com python, Nilo Ney Coutinho Menezes</text:p>
      <text:p text:style-name="P18"/>
      <text:p text:style-name="P22">Você se considera um desenvolvedor experiente. Explique. </text:p>
      <text:p text:style-name="P21">Intermediário, minha jornada vai me trona um exper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635cm" fo:margin-bottom="0.282cm" loext:contextual-spacing="false" fo:line-height="108%" fo:text-align="justify" style:justify-single-word="false" fo:keep-together="always" fo:text-indent="-0.762cm" style:auto-text-indent="false" fo:padding-left="0cm" fo:padding-right="0cm" fo:padding-top="0cm" fo:padding-bottom="0.035cm" fo:border-left="none" fo:border-right="none" fo:border-top="none" fo:border-bottom="0.51pt solid #595959" fo:keep-with-next="always"/>
      <style:text-properties fo:font-variant="small-caps" fo:color="#000000" style:text-position="0% 100%"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635cm" fo:margin-bottom="0cm" loext:contextual-spacing="false" fo:line-height="108%" fo:text-align="justify" style:justify-single-word="false" fo:keep-together="always" fo:text-indent="-1.016cm" style:auto-text-indent="false" fo:keep-with-next="always"/>
      <style:text-properties fo:font-variant="small-caps" fo:color="#000000" style:text-position="0% 100%" style:font-name="Calibri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353cm" fo:margin-bottom="0cm" loext:contextual-spacing="false" fo:line-height="108%" fo:text-align="justify" style:justify-single-word="false" fo:keep-together="always" fo:text-indent="-1.27cm" style:auto-text-indent="false" fo:keep-with-next="always"/>
      <style:text-properties fo:color="#000000" style:text-position="0% 100%" style:font-name="Calibri" fo:font-family="Calibri" style:font-family-generic="roman" style:font-pitch="variable" fo:font-size="11pt" fo:font-weight="bold" style:font-name-asian="Calibri2" style:font-family-asian="Calibri" style:font-family-generic-asian="system" style:font-pitch-asian="variable" style:font-size-asian="11pt" style:font-weight-asian="bold" style:font-name-complex="Calibri2" style:font-family-complex="Calibri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53cm" fo:margin-bottom="0cm" loext:contextual-spacing="false" fo:line-height="108%" fo:text-align="justify" style:justify-single-word="false" fo:keep-together="always" fo:text-indent="-1.524cm" style:auto-text-indent="false" fo:keep-with-next="always"/>
      <style:text-properties fo:color="#000000" style:text-position="0% 100%" style:font-name="Calibri" fo:font-family="Calibri" style:font-family-generic="roman" style:font-pitch="variable" fo:font-size="11pt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Calibri2" style:font-family-complex="Calibri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353cm" fo:margin-bottom="0cm" loext:contextual-spacing="false" fo:line-height="108%" fo:text-align="justify" style:justify-single-word="false" fo:keep-together="always" fo:text-indent="-1.778cm" style:auto-text-indent="false" fo:keep-with-next="always"/>
      <style:text-properties fo:color="#252525" style:text-position="0% 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353cm" fo:margin-bottom="0cm" loext:contextual-spacing="false" fo:line-height="108%" fo:text-align="justify" style:justify-single-word="false" fo:keep-together="always" fo:text-indent="-2.032cm" style:auto-text-indent="false" fo:keep-with-next="always"/>
      <style:text-properties fo:color="#252525" style:text-position="0% 100%" style:font-name="Calibri" fo:font-family="Calibri" style:font-family-generic="roman" style:font-pitch="variable" fo:font-size="11pt" fo:font-style="italic" style:font-name-asian="Calibri2" style:font-family-asian="Calibri" style:font-family-generic-asian="system" style:font-pitch-asian="variable" style:font-size-asian="11pt" style:font-style-asian="italic" style:font-name-complex="Calibri2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text-align="justify" style:justify-single-word="false"/>
      <style:text-properties fo:color="#000000" style:text-position="0% 100%"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282cm" loext:contextual-spacing="false" fo:line-height="108%" fo:text-align="justify" style:justify-single-word="false"/>
      <style:text-properties fo:color="#5a5a5a" style:text-position="0% 100%" fo:font-size="11pt" style:font-size-asian="11pt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small-caps" fo:color="#f07f09" style:text-line-through-style="none" style:text-line-through-type="none" style:text-position="0% 100%" style:font-name="Calibri" fo:font-family="Calibri" style:font-family-generic="roman" style:font-pitch="variable" fo:font-size="7.5pt" fo:font-style="normal" style:text-underline-style="solid" style:text-underline-width="auto" style:text-underline-color="font-color" fo:font-weight="normal" style:font-name-asian="Calibri2" style:font-family-asian="Calibri" style:font-family-generic-asian="system" style:font-pitch-asian="variable" style:font-size-asian="7.5pt" style:font-style-asian="normal" style:font-weight-asian="normal" style:font-name-complex="Calibri2" style:font-family-complex="Calibri" style:font-family-generic-complex="system" style:font-pitch-complex="variable" style:font-size-complex="7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1.807cm" fo:margin-top="0cm" fo:margin-bottom="0cm" table:align="center"/>
    </style:style>
    <style:style style:name="Table2.A" style:family="table-column">
      <style:table-column-properties style:column-width="4.21cm"/>
    </style:style>
    <style:style style:name="Table2.B" style:family="table-column">
      <style:table-column-properties style:column-width="5.013cm"/>
    </style:style>
    <style:style style:name="Table2.C" style:family="table-column">
      <style:table-column-properties style:column-width="4.784cm"/>
    </style:style>
    <style:style style:name="Table2.D" style:family="table-column">
      <style:table-column-properties style:column-width="4.223cm"/>
    </style:style>
    <style:style style:name="Table2.E" style:family="table-column">
      <style:table-column-properties style:column-width="3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none" fo:border-right="none" fo:border-top="1.5pt solid #bfbfbf" fo:border-bottom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808080" style:text-line-through-style="none" style:text-line-through-type="none" style:text-position="0% 100%" style:font-name="Calibri" fo:font-size="7.5pt" fo:font-style="normal" style:text-underline-style="none" fo:font-weight="normal" style:font-name-asian="Calibri2" style:font-size-asian="7.5pt" style:font-style-asian="normal" style:font-weight-asian="normal" style:font-name-complex="Calibri2" style:font-size-complex="7.5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/>
    </style:style>
    <style:style style:name="MT1" style:family="text">
      <style:text-properties fo:font-variant="small-caps" fo:color="#f07f09" style:text-line-through-style="none" style:text-line-through-type="none" style:text-position="0% 100%" style:font-name="Calibri" fo:font-size="7.5pt" fo:font-style="normal" style:text-underline-style="solid" style:text-underline-width="auto" style:text-underline-color="font-color" fo:font-weight="normal" style:font-name-asian="Calibri2" style:font-size-asian="7.5pt" style:font-style-asian="normal" style:font-weight-asian="normal" style:font-name-complex="Calibri2" style:font-size-complex="7.5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5cm" fo:margin-bottom="0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291cm" svg:y="0cm" svg:width="3.448cm" svg:height="2.189cm" draw:z-index="5"><draw:image xlink:href="Pictures/10000200000002150000015003D46FDE23DC15E4.png" xlink:type="simple" xlink:show="embed" xlink:actuate="onLoad" loext:mime-type="image/png"/></draw:frame><draw:frame draw:style-name="Mfr1" draw:name="Image1" text:anchor-type="char" svg:x="-0.291cm" svg:y="0cm" svg:width="3.448cm" svg:height="2.189cm" draw:z-index="2"><draw:image xlink:href="Pictures/10000200000002150000015003D46FDE23DC15E4.png" xlink:type="simple" xlink:show="embed" xlink:actuate="onLoad" loext:mime-type="image/png"/></draw:frame></text:p>
      </style:header>
      <style:footer>
        <text:p text:style-name="MP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office:value-type="string">
              <text:p text:style-name="MP3"><text:a xlink:type="simple" xlink:href="http://www.supero.com.br/" text:style-name="ListLabel_20_1" text:visited-style-name="ListLabel_20_1"><text:span text:style-name="MT1">WWW.SUPERO.COM.BR</text:span></text:a></text:p>
            </table:table-cell>
            <table:table-cell table:style-name="Table2.A1" office:value-type="string">
              <text:p text:style-name="MP4">BLUMENAU/SC - MATRIZ</text:p>
            </table:table-cell>
            <table:table-cell table:style-name="Table2.A1" office:value-type="string">
              <text:p text:style-name="MP4">FLORIANÓPOLIS/SC</text:p>
            </table:table-cell>
            <table:table-cell table:style-name="Table2.A1" office:value-type="string">
              <text:p text:style-name="MP4">JOINVILLE/SC</text:p>
            </table:table-cell>
            <table:table-cell table:style-name="Table2.A1" office:value-type="string">
              <text:p text:style-name="MP5"><text:page-number text:select-page="current">3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dc:date>2019-03-14T21:43:58.933474384</dc:date>
    <meta:editing-duration>PT16M14S</meta:editing-duration>
    <meta:editing-cycles>5</meta:editing-cycles>
    <meta:document-statistic meta:table-count="2" meta:image-count="2" meta:object-count="0" meta:page-count="3" meta:paragraph-count="91" meta:word-count="229" meta:character-count="1850" meta:non-whitespace-character-count="1630"/>
  </office:meta>
</office:document-meta>
</file>